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5.04mm"/>
    </style:style>
    <style:style style:name="co2" style:family="table-column">
      <style:table-column-properties fo:break-before="auto" style:column-width="29.7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liego condicion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ona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paracion de coch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ona Soci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ll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ño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stuari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biculos </text:p>
          </table:table-cell>
          <table:table-cell office:value-type="string" calcext:value-type="string">
            <text:p>Cuadro electrico </text:p>
          </table:table-cell>
          <table:table-cell office:value-type="string" calcext:value-type="string">
            <text:p>1 interrupto <text:s/>automatico de 2 x 20 A para tomas de fuerza generales.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1 interruptor automatico de 2 x 10 A para alumbrado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1 Contador electrico seri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2 Shelly 1</text:p>
          </table:table-cell>
        </table:table-row>
        <table:table-row table:style-name="ro2">
          <table:table-cell office:value-type="string" calcext:value-type="string">
            <text:p>Taller Electronic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ona multiuso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a de las zonas a de ser facilmente calefactable para trabajar en invier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l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/00/0000</text:date>, <text:time style:data-style-name="N2" text:time-value="22:56:42.95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7:10:54.879000000</meta:creation-date>
    <dc:date>2020-02-03T21:40:25.732000000</dc:date>
    <meta:editing-duration>PT1H56M36S</meta:editing-duration>
    <meta:editing-cycles>11</meta:editing-cycles>
    <meta:generator>LibreOffice/6.2.8.2$Windows_X86_64 LibreOffice_project/f82ddfca21ebc1e222a662a32b25c0c9d20169ee</meta:generator>
    <meta:document-statistic meta:table-count="1" meta:cell-count="17" meta:object-count="0"/>
  </office:meta>
</office:document-meta>
</file>